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officeooo:rsid="00044d89" officeooo:paragraph-rsid="00191a8e"/>
    </style:style>
    <style:style style:name="P10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12" style:family="paragraph" style:parent-style-name="Standard" style:list-style-name="L1">
      <style:text-properties officeooo:rsid="00044d89" officeooo:paragraph-rsid="00191a8e"/>
    </style:style>
    <style:style style:name="P13" style:family="paragraph" style:parent-style-name="Standard" style:list-style-name="L2">
      <style:text-properties officeooo:rsid="00044d89" officeooo:paragraph-rsid="00191a8e"/>
    </style:style>
    <style:style style:name="P14" style:family="paragraph" style:parent-style-name="Standard" style:list-style-name="L3">
      <style:text-properties officeooo:rsid="00044d89" officeooo:paragraph-rsid="00191a8e"/>
    </style:style>
    <style:style style:name="P15" style:family="paragraph" style:parent-style-name="Standard" style:list-style-name="L4">
      <style:text-properties style:text-underline-style="none" officeooo:rsid="00044d89" officeooo:paragraph-rsid="00191a8e"/>
    </style:style>
    <style:style style:name="P16" style:family="paragraph" style:parent-style-name="Standard">
      <style:text-properties style:text-underline-style="none" officeooo:rsid="00044d89" officeooo:paragraph-rsid="00184d4a"/>
    </style:style>
    <style:style style:name="P17" style:family="paragraph" style:parent-style-name="Standard">
      <style:text-properties style:text-underline-style="none" officeooo:rsid="0024f381" officeooo:paragraph-rsid="0024f381"/>
    </style:style>
    <style:style style:name="P18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uebas</text:p>
      <text:p text:style-name="P1"/>
      <text:p text:style-name="P1"/>
      <text:p text:style-name="P1"/>
      <text:p text:style-name="P9"/>
      <text:p text:style-name="P9">1. Nos descargamos la imagen de debian:</text:p>
      <text:list xml:id="list7963957339263259556" text:style-name="L1">
        <text:list-item>
          <text:p text:style-name="P12">docker pull debian</text:p>
        </text:list-item>
      </text:list>
      <text:p text:style-name="P9"/>
      <text:p text:style-name="P9">2. Creamos un contenedor con la imagen de debian y que tengo el interprete de comandos:</text:p>
      <text:list xml:id="list5301192861005030337" text:style-name="L2">
        <text:list-item>
          <text:p text:style-name="P13">docker run -i -t --name maq1 debian /bin/bash</text:p>
        </text:list-item>
      </text:list>
      <text:p text:style-name="P9"/>
      <text:p text:style-name="P9">3. Si no hemos entrado, entramos y instalamos nginx:</text:p>
      <text:list xml:id="list7488755333221491604" text:style-name="L3">
        <text:list-item>
          <text:p text:style-name="P14">docker attach maq1</text:p>
          <text:list>
            <text:list-item>
              <text:p text:style-name="P14">apt update ; apt upgrade -y</text:p>
            </text:list-item>
            <text:list-item>
              <text:p text:style-name="P14">apt install nginx</text:p>
            </text:list-item>
          </text:list>
        </text:list-item>
      </text:list>
      <text:p text:style-name="P9"/>
      <text:p text:style-name="P9">4. Creamos una imagen de esa máquina con nginx instalado:</text:p>
      <text:list xml:id="list5622018346939022396" text:style-name="L4">
        <text:list-item>
          <text:p text:style-name="P15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11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7">MYSQL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ervidor (el link creo que no hace falta, probar)</text:p>
      <text:p text:style-name="P19"/>
      <text:p text:style-name="P19">docker run -it -p 3307:3306 --link mysql:mysql --name phpmyadmin danibascon/phpmyadmin /bin/bash</text:p>
      <text:p text:style-name="P19">service mysql start</text:p>
      <text:p text:style-name="P17">grant all privileges on bascon.* to 'bascon'@'%' identified by 'bascon' with grant option;</text:p>
      <text:p text:style-name="P17"/>
      <text:p text:style-name="P18">cliente</text:p>
      <text:p text:style-name="P17"><text:s/>docker run -it --name mysql --link phpmyadmin:phpmyadmin debian:jessie /bin/bash</text:p>
      <text:p text:style-name="P17"><text:tab/>mysql -h phpmyadmin -u bascon -pbascon basco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7T21:09:44.314591117</dc:date>
    <meta:editing-duration>PT7H33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217" meta:character-count="1374" meta:non-whitespace-character-count="1197"/>
  </office:meta>
</office:document-meta>
</file>